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Data(s) 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Valor</text:p>
          </table:table-cell>
          <table:table-cell/>
        </table:table-row>
        <table:table-row table:style-name="ro1">
          <table:table-cell office:value-type="date" office:date-value="2024-07-16" calcext:value-type="date">
            <text:p>16/07/24</text:p>
          </table:table-cell>
          <table:table-cell office:value-type="string" calcext:value-type="string">
            <text:p>Criação de filtro na tela de listagem de avaliação</text:p>
          </table:table-cell>
          <table:table-cell office:value-type="currency" office:currency="BRL" office:value="50" calcext:value-type="currency">
            <text:p>R$ 50,00</text:p>
          </table:table-cell>
          <table:table-cell/>
        </table:table-row>
        <table:table-row table:style-name="ro1">
          <table:table-cell office:value-type="date" office:date-value="2024-07-16" calcext:value-type="date">
            <text:p>16/07/24</text:p>
          </table:table-cell>
          <table:table-cell office:value-type="string" calcext:value-type="string">
            <text:p>Início da criação de histórico do aluno</text:p>
          </table:table-cell>
          <table:table-cell office:value-type="currency" office:currency="BRL" office:value="100" calcext:value-type="currency">
            <text:p>R$ 100,00</text:p>
          </table:table-cell>
          <table:table-cell table:style-name="ce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 style:data-style-name="N2" text:time-value="22:28:26.01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00:16:08.358000000</meta:creation-date>
    <dc:date>2024-07-16T22:28:55.223000000</dc:date>
    <meta:editing-duration>PT5H22M45S</meta:editing-duration>
    <meta:editing-cycles>25</meta:editing-cycles>
    <meta:generator>LibreOffice/7.5.5.2$Windows_X86_64 LibreOffice_project/ca8fe7424262805f223b9a2334bc7181abbcbf5e</meta:generator>
    <meta:document-statistic meta:table-count="1" meta:cell-count="9" meta:object-count="0"/>
  </office:meta>
</office:document-meta>
</file>